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0153" officeooo:paragraph-rsid="000d0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the beginning I had some trouble using the DOM but I re-watched the video and I soon got caught up, The developer tools on fire-fox sure helped figure out where I was going wrong. None of he array from using the DOM where working, everything was empty to fix this I moved the tag with the script to the bottom of the body.</text:p>
      <text:p text:style-name="P1"/>
      <text:p text:style-name="P1"/>
      <text:p text:style-name="P1">I started using the weather API and had to look up an example of how to use it, which also served to show me that the way I was running my functions was inneficient and there was a better way to do it.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3T17:01:56.073389851</dc:date>
    <meta:editing-duration>PT15H17M2S</meta:editing-duration>
    <meta:editing-cycles>1</meta:editing-cycles>
    <meta:document-statistic meta:table-count="0" meta:image-count="0" meta:object-count="0" meta:page-count="1" meta:paragraph-count="2" meta:word-count="107" meta:character-count="526" meta:non-whitespace-character-count="420"/>
    <meta:generator>LibreOffice/6.4.6.2$Linux_X86_64 LibreOffice_project/40$Build-2</meta:generator>
  </office:meta>
</office:document-meta>
</file>